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0ccc" officeooo:paragraph-rsid="00130ccc"/>
    </style:style>
    <style:style style:name="P2" style:family="paragraph" style:parent-style-name="Standard">
      <style:text-properties officeooo:rsid="00133f71" officeooo:paragraph-rsid="00133f71"/>
    </style:style>
    <style:style style:name="P3" style:family="paragraph" style:parent-style-name="Heading_20_1">
      <style:text-properties officeooo:rsid="00130ccc" officeooo:paragraph-rsid="00130ccc"/>
    </style:style>
    <style:style style:name="P4" style:family="paragraph" style:parent-style-name="Heading_20_1">
      <style:text-properties officeooo:rsid="00133f71" officeooo:paragraph-rsid="00133f71"/>
    </style:style>
    <style:style style:name="P5" style:family="paragraph" style:parent-style-name="Preformatted_20_Text">
      <style:text-properties officeooo:rsid="00133f71" officeooo:paragraph-rsid="00133f71"/>
    </style:style>
    <style:style style:name="P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 style:family="paragraph" style:parent-style-name="Text_20_body">
      <style:text-properties fo:font-variant="normal" fo:text-transform="none" fo:color="#242729" style:font-name="Arial" fo:font-size="11.25pt" fo:letter-spacing="normal" fo:font-style="normal" fo:font-weight="normal" officeooo:rsid="00130ccc" officeooo:paragraph-rsid="00130ccc"/>
    </style:style>
    <style:style style:name="P9" style:family="paragraph" style:parent-style-name="Text_20_body" style:list-style-name="L1">
      <style:text-properties fo:font-variant="normal" fo:text-transform="none" fo:color="#242729" style:font-name="Arial" fo:font-size="11.25pt" fo:letter-spacing="normal" fo:font-style="normal" fo:font-weight="normal"/>
    </style:style>
    <style:style style:name="P10" style:family="paragraph" style:parent-style-name="Text_20_body">
      <style:text-properties fo:font-variant="normal" fo:text-transform="none" fo:color="#242729" style:font-name="inherit" fo:font-size="11.25pt" fo:letter-spacing="normal" fo:font-style="normal" fo:font-weight="normal" loext:padding="0cm" loext:border="none"/>
    </style:style>
    <style:style style:name="P11" style:family="paragraph" style:parent-style-name="Text_20_body">
      <style:text-properties fo:font-variant="normal" fo:text-transform="none" fo:color="#242729" style:font-name="inherit" fo:font-size="9.75pt" fo:letter-spacing="normal" fo:font-style="normal" fo:font-weight="normal" loext:padding="0cm" loext:border="none"/>
    </style:style>
    <style:style style:name="P12" style:family="paragraph" style:parent-style-name="Text_20_body">
      <style:text-properties style:font-name="inherit" fo:font-size="11.25pt" loext:padding="0cm" loext:border="none"/>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14"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loext:padding="0cm" loext:border="none"/>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42729" style:font-name="Arial" fo:font-size="9.75pt" fo:letter-spacing="normal" fo:font-style="normal" fo:font-weight="normal" loext:padding="0cm" loext:border="none"/>
    </style:style>
    <style:style style:name="P18"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style:text-properties fo:font-variant="normal" fo:text-transform="none" fo:color="#242729" style:font-name="Arial" fo:font-size="9.75pt" fo:letter-spacing="normal" fo:font-style="normal" fo:font-weight="normal" loext:padding="0cm" loext:border="none"/>
    </style:style>
    <style:style style:name="T1" style:family="text">
      <style:text-properties style:font-name="Arial" fo:font-size="11.25pt" officeooo:rsid="00133f71"/>
    </style:style>
    <style:style style:name="T2" style:family="text">
      <style:text-properties style:font-name="Arial" officeooo:rsid="00133f71"/>
    </style:style>
    <style:style style:name="T3" style:family="text">
      <style:text-properties fo:font-variant="normal" fo:text-transform="none" fo:color="#242729" style:text-line-through-style="none" style:text-line-through-type="none" style:font-name="Arial" fo:letter-spacing="normal" fo:font-style="normal" style:text-underline-style="none" fo:font-weight="normal" style:text-blinking="false" loext:padding="0cm" loext:border="none"/>
    </style:style>
    <style:style style:name="T4" style:family="text">
      <style:text-properties fo:font-variant="normal" fo:text-transform="none" fo:color="#242729" style:font-name="Arial" fo:font-size="11.25pt" fo:letter-spacing="normal" fo:font-style="normal" fo:font-weight="normal"/>
    </style:style>
    <style:style style:name="T5" style:family="text">
      <style:text-properties fo:font-variant="normal" fo:text-transform="none" fo:color="#242729" style:font-name="Arial" fo:font-size="11.25pt" fo:letter-spacing="normal" fo:font-style="normal" fo:font-weight="normal" officeooo:rsid="00133f71"/>
    </style:style>
    <style:style style:name="T6" style:family="text">
      <style:text-properties fo:font-variant="normal" fo:text-transform="none" fo:color="#242729" style:font-name="Arial" fo:letter-spacing="normal" fo:font-style="normal" fo:font-weight="normal" officeooo:rsid="00133f71"/>
    </style:style>
    <style:style style:name="T7" style:family="text">
      <style:text-properties fo:font-variant="normal" fo:text-transform="none" fo:color="#242729" style:font-name="inherit" fo:font-size="11.25pt" fo:letter-spacing="normal" fo:font-style="normal" fo:font-weight="bold" loext:padding="0cm" loext:border="none"/>
    </style:style>
    <style:style style:name="T8" style:family="text">
      <style:text-properties fo:font-variant="normal" fo:text-transform="none" fo:color="#242729" style:font-name="inherit" fo:font-size="11.25pt" fo:letter-spacing="normal" fo:font-style="normal" fo:font-weight="normal" loext:padding="0cm" loext:border="none"/>
    </style:style>
    <style:style style:name="T9"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0" style:family="text">
      <style:text-properties fo:font-variant="normal" fo:text-transform="none" fo:color="#242729" style:font-name="Consolas" fo:font-size="9.75pt" fo:letter-spacing="normal" fo:font-style="normal" fo:font-weight="normal" officeooo:rsid="00133f71" fo:background-color="#eff0f1" loext:char-shading-value="0" loext:padding="0cm" loext:border="none"/>
    </style:style>
    <style:style style:name="T11" style:family="text">
      <style:text-properties fo:font-variant="normal" fo:text-transform="none" fo:color="#242729" fo:letter-spacing="normal"/>
    </style:style>
    <style:style style:name="T12"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4" style:family="text">
      <style:text-properties fo:font-variant="normal" fo:text-transform="none" fo:color="#303336" style:font-name="Consolas" fo:font-size="9.75pt" fo:letter-spacing="normal" fo:font-style="normal" fo:font-weight="normal" officeooo:rsid="00133f71" fo:background-color="#eff0f1" loext:char-shading-value="0" loext:padding="0cm" loext:border="none"/>
    </style:style>
    <style:style style:name="T15"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 style:family="text">
      <style:text-properties fo:font-variant="normal" fo:text-transform="none" fo:color="#303336" style:font-name="inherit" fo:font-size="9.75pt" fo:letter-spacing="normal" fo:font-style="normal" fo:font-weight="normal" officeooo:rsid="00133f71" fo:background-color="#eff0f1" loext:char-shading-value="0" loext:padding="0cm" loext:border="none"/>
    </style:style>
    <style:style style:name="T17"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8" style:family="text">
      <style:text-properties fo:font-variant="normal" fo:text-transform="none" fo:color="#101094" style:font-name="inherit" fo:font-size="9.75pt" fo:letter-spacing="normal" fo:font-style="normal" fo:font-weight="normal" officeooo:rsid="00133f71" fo:background-color="#eff0f1" loext:char-shading-value="0" loext:padding="0cm" loext:border="none"/>
    </style:style>
    <style:style style:name="T19"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20" style:family="text">
      <style:text-properties fo:font-variant="normal" fo:text-transform="none" fo:color="#2b91af" style:font-name="inherit" fo:font-size="9.75pt" fo:letter-spacing="normal" fo:font-style="normal" fo:font-weight="normal" officeooo:rsid="00133f71" fo:background-color="#eff0f1" loext:char-shading-value="0" loext:padding="0cm" loext:border="none"/>
    </style:style>
    <style:style style:name="T21" style:family="text">
      <style:text-properties fo:font-variant="normal" fo:text-transform="none" fo:color="#0064bd" style:font-name="inherit" fo:font-size="11.25pt" fo:letter-spacing="normal" fo:font-style="normal" style:text-underline-style="solid" style:text-underline-width="auto" style:text-underline-color="font-color" fo:font-weight="normal" loext:padding="0cm" loext:border="none"/>
    </style:style>
    <style:style style:name="T22" style:family="text">
      <style:text-properties officeooo:rsid="00133f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stackoverflow.com/questions/59943043/in-spring-when-to-use-new-keyword-and-autowired-keyword" text:style-name="Internet_20_link" text:visited-style-name="Visited_20_Internet_20_Link"><text:span text:style-name="T3">In spring when to use new keyword and autowired keyword</text:span></text:a></text:h>
      <text:p text:style-name="P1"/>
      <text:p text:style-name="P1"/>
      <text:p text:style-name="P8">The new keyword allocated new memory space in the heap for the object. Then the constructor will initialize the state of the object (properties of the object).</text:p>
      <text:p text:style-name="P15"><text:span text:style-name="T4">The @Autowired asks Spring framework to inject the requests </text:span><text:span text:style-name="Strong_20_Emphasis"><text:span text:style-name="T7">bean by type</text:span></text:span><text:span text:style-name="T4">.</text:span></text:p>
      <text:p text:style-name="P13">Now, you have built an application which has a controller, service and dao layer. These layers basically doesn't hold state of the application/business data. They wrap functionalities. Business logic/Logic to talk to db , etc. So from Service when you want to call a save(entity) in dao layer you will do -&gt; new DAO().save(entity)...... This is a wastage of memory as the you creating new Object everytime just to use the functionality. An efficient way to do so is -&gt; Create singleton Service instance -&gt; one instance for entire application and then inject them in other places to use the functionality.</text:p>
      <text:p text:style-name="P13">Spring handles that for you.. @Service/@REstController/@Component basically tells Spring to create an instance of that class for you - default scope is Singleton. And wherever you mention -&gt; @Autowired, it injects that bean (by type) to the requested class for you to use the functionality.</text:p>
      <text:p text:style-name="P13">This is basically inversion of control. Way I keep this is mind is handling the responsibility/control of creating instances and injecting them in places you need is inversed from you to the framework. And also you removing the strong coupling by injecting by type (interface generally) and spring finds the impl of the interface and injects it whereevr you mentioned @Autowired. In case there are multiple impls you need to name each impl (or default name is the class name with firstLetter small case - please confirm this once cause I dont remember correctly) and use @Qualified(name) to mention to spring which impl you want to inject.</text:p>
      <text:p text:style-name="P13">Now your model/entity -&gt; These are basically Java beans -&gt; having properties and accesor methods to access those properties. These will hold state of your application. So every time a new User registers you need a new User object to pass around the layers to perform some logic and then save to the DB. So you will create a new Object with new keywor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 text:outline-level="1"><text:soft-page-break/><text:a xlink:type="simple" xlink:href="https://stackoverflow.com/questions/12849561/autowired-vs-new-key" text:style-name="Internet_20_link" text:visited-style-name="Visited_20_Internet_20_Link"><text:span text:style-name="T3">@autowired vs new key?</text:span></text:a></text:h>
      <text:p text:style-name="P2"/>
      <text:p text:style-name="P2"><text:span text:style-name="T4">What is the difference using </text:span><text:span text:style-name="Source_20_Text"><text:span text:style-name="T9">@Autowired</text:span></text:span><text:span text:style-name="T11"> </text:span><text:span text:style-name="T4">annotation and </text:span><text:span text:style-name="Source_20_Text"><text:span text:style-name="T9">new</text:span></text:span><text:span text:style-name="T11"> </text:span><text:span text:style-name="T4">key ? Let's within a class what would be the difference between :</text:span></text:p>
      <text:p text:style-name="P2"><text:span text:style-name="T4"/></text:p>
      <text:p text:style-name="P5"><text:span text:style-name="Source_20_Text"><text:span text:style-name="T12">@Autowired</text:span></text:span><text:span text:style-name="Source_20_Text"><text:span text:style-name="T13"> </text:span></text:span><text:span text:style-name="Source_20_Text"><text:span text:style-name="T17">private</text:span></text:span><text:span text:style-name="Source_20_Text"><text:span text:style-name="T13"> </text:span></text:span><text:span text:style-name="Source_20_Text"><text:span text:style-name="T19">UserDao</text:span></text:span><text:span text:style-name="Source_20_Text"><text:span text:style-name="T13"> </text:span></text:span><text:span text:style-name="Source_20_Text"><text:span text:style-name="T15">userdao;</text:span></text:span></text:p>
      <text:p text:style-name="Text_20_body"><text:line-break/></text:p>
      <text:p text:style-name="Preformatted_20_Text"><text:span text:style-name="Source_20_Text"><text:span text:style-name="T18">private</text:span></text:span><text:span text:style-name="Source_20_Text"><text:span text:style-name="T14"> </text:span></text:span><text:span text:style-name="Source_20_Text"><text:span text:style-name="T20">UserDao</text:span></text:span><text:span text:style-name="Source_20_Text"><text:span text:style-name="T14"> </text:span></text:span><text:span text:style-name="Source_20_Text"><text:span text:style-name="T16">userDao =</text:span></text:span><text:span text:style-name="Source_20_Text"><text:span text:style-name="T14"> </text:span></text:span><text:span text:style-name="Source_20_Text"><text:span text:style-name="T18">new</text:span></text:span><text:span text:style-name="Source_20_Text"><text:span text:style-name="T14"> </text:span></text:span><text:span text:style-name="Source_20_Text"><text:span text:style-name="T20">UserDaoImpl</text:span></text:span><text:span text:style-name="Source_20_Text"><text:span text:style-name="T16">();</text:span></text:span></text:p>
      <text:p text:style-name="Text_20_body"><text:line-break/></text:p>
      <text:p text:style-name="P10"><text:span text:style-name="T2">Is there an impact on the performance?</text:span></text:p>
      <text:p text:style-name="P17"/>
      <text:p text:style-name="P11"><text:span text:style-name="T1"/></text:p>
      <text:p text:style-name="P16"><text:span text:style-name="T8">Besides low coupling, that others have already touched on, a major difference is that with the </text:span><text:span text:style-name="Source_20_Text"><text:span text:style-name="T9">new</text:span></text:span><text:span text:style-name="T8"> approach, </text:span><text:span text:style-name="Strong_20_Emphasis"><text:span text:style-name="T7">you get a new object every time</text:span></text:span><text:span text:style-name="T8">, whether you want to or not. Even if </text:span><text:span text:style-name="Source_20_Text"><text:span text:style-name="T9">UserDaoImpl</text:span></text:span><text:span text:style-name="T8"> is reusable, stateless and threadsafe (which DAO classes should strive to be) you will still create new instances of them at every place they are needed.</text:span></text:p>
      <text:p text:style-name="P16"><text:span text:style-name="T8">This may not be a huge issue at first, but consider as the object graph grows - the </text:span><text:span text:style-name="Source_20_Text"><text:span text:style-name="T9">UserDaoImpl</text:span></text:span><text:span text:style-name="T8"> perhaps needs a Hibernate session, which needs a DataSource, which needs a JDBC connection - it quickly becomes a lot of objects that has to be created and initialized over and over again. When you rely on </text:span><text:span text:style-name="Source_20_Text"><text:span text:style-name="T9">new</text:span></text:span><text:span text:style-name="T8"> in your code, you are also spreading out initialization logic over a whole bunch of places. Like in this example, you need to have code in your UserDaoImpl to open a JDBC connection with the proper parameters, but all other DAO classes have to do the same thing.</text:span></text:p>
      <text:p text:style-name="P14">And here is where Inversion-of-Control (IoC) comes in. It aims to address just these things, by decoupling object creation and life-cycle from object binding and usage. The most basic application of IoC is a simple Factory class. A more sophisticated approach is Dependency Injection, such as Spring.</text:p>
      <text:p text:style-name="P16"><text:span text:style-name="Strong_20_Emphasis"><text:span text:style-name="T7">Is there an impact on the performance?</text:span></text:span></text:p>
      <text:p text:style-name="P14">Yes, but it's most likely not going to be very significant. Using Springs dependency injection costs a little more in startup-time as the container has to be initialized and all managed objects set up. However, since you won't be creating new instances of your managed objects (assuming that is how you design them), you'll gain some runtime performance from less GC load and less object creation.</text:p>
      <text:p text:style-name="P14">Your big gain however is going to be in maintainability and robustness of your application.</text:p>
      <text:p text:style-name="Text_20_body"><text:span text:style-name="T5"/></text:p>
      <text:p text:style-name="Text_20_body"><text:span text:style-name="T5"/></text:p>
      <text:p text:style-name="Text_20_body"><text:span text:style-name="T5"/></text:p>
      <text:p text:style-name="Text_20_body"><text:soft-page-break/><text:span text:style-name="T5"/></text:p>
      <text:p text:style-name="Text_20_body"><text:span text:style-name="T5">Look We have 100 Classes that uses </text:span><text:span text:style-name="Source_20_Text"><text:span text:style-name="T10">UserDao</text:span></text:span><text:span text:style-name="T5"> class, And you get dao instance like that: </text:span><text:span text:style-name="Source_20_Text"><text:span text:style-name="T10">private UserDao userDao = new UserDaoImpl();</text:span></text:span><text:span text:style-name="T5"> in 100 places,</text:span></text:p>
      <text:p text:style-name="Text_20_body"><text:span text:style-name="T5"/></text:p>
      <text:p text:style-name="Text_20_body"><text:span text:style-name="T5">After few weeks the requirement changed and we need to use </text:span><text:span text:style-name="Source_20_Text"><text:span text:style-name="T10">LdapUserDao</text:span></text:span><text:span text:style-name="T5"> or something similar</text:span></text:p>
      <text:p text:style-name="Text_20_body"><text:line-break/><text:span text:style-name="Source_20_Text"><text:span text:style-name="T18">class</text:span></text:span><text:span text:style-name="Source_20_Text"><text:span text:style-name="T14"> </text:span></text:span><text:span text:style-name="Source_20_Text"><text:span text:style-name="T20">LdapUserDao</text:span></text:span><text:span text:style-name="Source_20_Text"><text:span text:style-name="T14"> </text:span></text:span><text:span text:style-name="Source_20_Text"><text:span text:style-name="T18">implements</text:span></text:span><text:span text:style-name="Source_20_Text"><text:span text:style-name="T14"> </text:span></text:span><text:span text:style-name="Source_20_Text"><text:span text:style-name="T20">UserDao</text:span></text:span><text:span text:style-name="Source_20_Text"><text:span text:style-name="T16">{</text:span></text:span></text:p>
      <text:p text:style-name="P7"/>
      <text:p text:style-name="P6"><text:span text:style-name="Source_20_Text"><text:span text:style-name="T15">}</text:span></text:span></text:p>
      <text:p text:style-name="Text_20_body"><text:span text:style-name="T5"/></text:p>
      <text:p text:style-name="Text_20_body"><text:span text:style-name="T5"/></text:p>
      <text:p text:style-name="Text_20_body"><text:span text:style-name="T5">that implements </text:span><text:span text:style-name="Source_20_Text"><text:span text:style-name="T10">UserDao</text:span></text:span><text:span text:style-name="T5">. What do you do? How do you handle your </text:span><text:span text:style-name="Source_20_Text"><text:span text:style-name="T10">new</text:span></text:span><text:span text:style-name="T5"> keywords, You tied impl class into usage.</text:span></text:p>
      <text:p text:style-name="P15"><text:span text:style-name="T4">If you use @Autowired in 100 places then from one place (if you use xml based config then, just go xml and switch to another UserDao from xml, if annotation the go to that component and switch Spring annotation to proper one) manage it, so in 100 places it appears. This is what is called </text:span><text:span text:style-name="Source_20_Text"><text:span text:style-name="T9">DI</text:span></text:span><text:span text:style-name="T4"> pattern. This is whole purpose of </text:span><text:a xlink:type="simple" xlink:href="http://en.wikipedia.org/wiki/Dependency_injection" text:style-name="Internet_20_link" text:visited-style-name="Visited_20_Internet_20_Link"><text:span text:style-name="T21">DI</text:span></text:a></text:p>
      <text:p text:style-name="P13">Another important thing is with spring annotation even you can manage object scope, but with new keyword no way(unles you do dumb singleton or something like that), I am sure with new keyword you can no have</text:p>
      <text:p text:style-name="Text_20_body"><text:span text:style-name="T5"/></text:p>
      <text:p text:style-name="Text_20_body"><text:span text:style-name="T5"/></text:p>
      <text:list xml:id="list2145003520" text:style-name="L1">
        <text:list-item>
          <text:p text:style-name="P9"><text:span text:style-name="T22">You will get NullPointerException if you use</text:span></text:p>
        </text:list-item>
      </text:list>
      <text:p text:style-name="Text_20_body"><text:line-break/><text:span text:style-name="Source_20_Text"><text:span text:style-name="T18">private</text:span></text:span><text:span text:style-name="Source_20_Text"><text:span text:style-name="T14"> </text:span></text:span><text:span text:style-name="Source_20_Text"><text:span text:style-name="T20">UserDao</text:span></text:span><text:span text:style-name="Source_20_Text"><text:span text:style-name="T14"> </text:span></text:span><text:span text:style-name="Source_20_Text"><text:span text:style-name="T16">userDao =</text:span></text:span><text:span text:style-name="Source_20_Text"><text:span text:style-name="T14"> </text:span></text:span><text:span text:style-name="Source_20_Text"><text:span text:style-name="T18">new</text:span></text:span><text:span text:style-name="Source_20_Text"><text:span text:style-name="T14"> </text:span></text:span><text:span text:style-name="Source_20_Text"><text:span text:style-name="T20">UserDaoImpl</text:span></text:span><text:span text:style-name="Source_20_Text"><text:span text:style-name="T16">();</text:span></text:span></text:p>
      <text:p text:style-name="Text_20_body"><text:span text:style-name="T5"/></text:p>
      <text:p text:style-name="P12"><text:span text:style-name="T6">because it doesn't set the session reference that was declared in the *context.xml.</text:span></text:p>
      <text:p text:style-name="P18"/>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20:19:03.114488256</meta:creation-date>
    <dc:date>2020-01-28T20:24:21.246320679</dc:date>
    <meta:editing-duration>PT5M14S</meta:editing-duration>
    <meta:editing-cycles>10</meta:editing-cycles>
    <meta:generator>LibreOffice/6.0.7.3$Linux_X86_64 LibreOffice_project/00m0$Build-3</meta:generator>
    <meta:document-statistic meta:table-count="0" meta:image-count="0" meta:object-count="0" meta:page-count="3" meta:paragraph-count="30" meta:word-count="901" meta:character-count="5266" meta:non-whitespace-character-count="4390"/>
  </office:meta>
</office:document-meta>
</file>